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0049in"/>
    </style:style>
    <style:style style:name="Table1.B" style:family="table-column">
      <style:table-column-properties style:column-width="1.0438in"/>
    </style:style>
    <style:style style:name="Table1.C" style:family="table-column">
      <style:table-column-properties style:column-width="0.7646in"/>
    </style:style>
    <style:style style:name="Table1.D" style:family="table-column">
      <style:table-column-properties style:column-width="0.6868in"/>
    </style:style>
    <style:style style:name="Table1.E" style:family="table-column">
      <style:table-column-properties style:column-width="1.2465in"/>
    </style:style>
    <style:style style:name="Table1.F" style:family="table-column">
      <style:table-column-properties style:column-width="0.8972in"/>
    </style:style>
    <style:style style:name="Table1.G" style:family="table-column">
      <style:table-column-properties style:column-width="1.049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Quotations" style:list-style-name="L2"/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Voice-over-MQTT — Performance &amp; Capacity Calculations</text:h>
      <text:p text:style-name="Quotations"><text:span text:style-name="Strong_20_Emphasis">Scope / assumptions (read first)</text:span></text:p>
      <text:list xml:id="list3252229691" text:style-name="L2">
        <text:list-item>
          <text:p text:style-name="P1">Audio codec = <text:span text:style-name="Strong_20_Emphasis">Opus</text:span> (typical for voice). Use the codec bitrate you choose (e.g., 12, 20, 32, 64 kbps).</text:p>
        </text:list-item>
        <text:list-item>
          <text:p text:style-name="P1">Frame duration = <text:span text:style-name="Strong_20_Emphasis">20 ms</text:span> (common). → <text:span text:style-name="Strong_20_Emphasis">50 frames/second</text:span>. You can change frame duration and recompute.</text:p>
        </text:list-item>
        <text:list-item>
          <text:p text:style-name="P1">Transport: audio frames are sent in MQTT <text:span text:style-name="Strong_20_Emphasis">PUBLISH</text:span> messages (QoS 0 for audio). Broker forwards frames to subscribers.</text:p>
        </text:list-item>
        <text:list-item>
          <text:p text:style-name="P1">Each packet on the wire contains: <text:span text:style-name="Strong_20_Emphasis">Audio payload</text:span> + <text:span text:style-name="Strong_20_Emphasis">MQTT overhead</text:span> + <text:span text:style-name="Strong_20_Emphasis">RTP/UDP/IP overhead</text:span>. Ethernet/PHY overhead is ignored (we use IP layer).</text:p>
        </text:list-item>
        <text:list-item>
          <text:p text:style-name="P1">Broker is forwarding (not transcoding), so each audio frame published by A to topic(s) is forwarded to B (one publish in → one publish out). For 1:1 calls broker handles <text:span text:style-name="Strong_20_Emphasis">2 directions</text:span> (A→B and B→A). For group calls multiply accordingly.</text:p>
        </text:list-item>
        <text:list-item>
          <text:p text:style-name="P1">Use conservative broker message throughput of <text:span text:style-name="Strong_20_Emphasis">400,000 msgs/s</text:span> and network link capacity examples (1 Gbps, 100 Mbps). Replace with measured values for your setup.</text:p>
        </text:list-item>
      </text:list>
      <text:p text:style-name="Horizontal_20_Line"/>
      <text:h text:style-name="Heading_20_2" text:outline-level="2">1. Symbols / variables</text:h>
      <text:list xml:id="list2284474269" text:style-name="L3">
        <text:list-item>
          <text:p text:style-name="P5"><text:span text:style-name="Source_20_Text">R</text:span> = codec bitrate in <text:span text:style-name="Strong_20_Emphasis">bits per second</text:span> (bps). (e.g., 20 kbps → <text:span text:style-name="Source_20_Text">R = 20000</text:span> bps)</text:p>
        </text:list-item>
        <text:list-item>
          <text:p text:style-name="P5"><text:span text:style-name="Source_20_Text">F</text:span> = frames per second = <text:span text:style-name="Source_20_Text">1 / frame_duration</text:span> (for 20 ms frames → <text:span text:style-name="Source_20_Text">F = 50</text:span> fps)</text:p>
        </text:list-item>
        <text:list-item>
          <text:p text:style-name="P5"><text:span text:style-name="Source_20_Text">P_payload_bytes</text:span> = average audio payload size per frame (bytes) = <text:span text:style-name="Source_20_Text">R / 8 / F</text:span></text:p>
        </text:list-item>
        <text:list-item>
          <text:p text:style-name="P5"><text:span text:style-name="Source_20_Text">H_mqtt_bytes</text:span> = average MQTT overhead per publish (topic length + fixed header + var length). <text:span text:style-name="Strong_20_Emphasis">Assume 20 bytes</text:span> (adjustable).</text:p>
        </text:list-item>
        <text:list-item>
          <text:p text:style-name="P5"><text:span text:style-name="Source_20_Text">H_rtp_udp_ip_bytes</text:span> = RTP + UDP + IP headers (12 + 8 + 20 = <text:span text:style-name="Strong_20_Emphasis">40 bytes</text:span>)</text:p>
        </text:list-item>
        <text:list-item>
          <text:p text:style-name="P5"><text:span text:style-name="Source_20_Text">S_packet_bytes</text:span> = total packet size on wire per audio frame = <text:span text:style-name="Source_20_Text">P_payload_bytes + H_mqtt_bytes + H_rtp_udp_ip_bytes</text:span></text:p>
        </text:list-item>
        <text:list-item>
          <text:p text:style-name="P5"><text:span text:style-name="Source_20_Text">S_packet_bits</text:span> = <text:span text:style-name="Source_20_Text">S_packet_bytes * 8</text:span> (bits)</text:p>
        </text:list-item>
        <text:list-item>
          <text:p text:style-name="P5"><text:span text:style-name="Source_20_Text">BW_per_direction_bps</text:span> = <text:span text:style-name="Source_20_Text">S_packet_bits * F</text:span> (bits per second per direction)</text:p>
        </text:list-item>
        <text:list-item>
          <text:p text:style-name="P5"><text:soft-page-break/><text:span text:style-name="Source_20_Text">BW_per_call_bps</text:span> = <text:span text:style-name="Source_20_Text">2 * BW_per_direction_bps</text:span> (full-duplex call)</text:p>
        </text:list-item>
        <text:list-item>
          <text:p text:style-name="P5"><text:span text:style-name="Source_20_Text">Msgs_per_stream_per_sec</text:span> = <text:span text:style-name="Source_20_Text">F</text:span> (publish messages per second per direction)</text:p>
        </text:list-item>
        <text:list-item>
          <text:p text:style-name="P5"><text:span text:style-name="Source_20_Text">Msgs_per_call_per_sec</text:span> = <text:span text:style-name="Source_20_Text">2 * F</text:span> (both directions)</text:p>
        </text:list-item>
        <text:list-item>
          <text:p text:style-name="P5"><text:span text:style-name="Source_20_Text">Broker_msgs_total_per_sec</text:span> = <text:span text:style-name="Source_20_Text">N_calls * Msgs_per_call_per_sec</text:span> (messages broker must handle per second for N_calls)</text:p>
        </text:list-item>
        <text:list-item>
          <text:p text:style-name="P5"><text:span text:style-name="Source_20_Text">Broker_bw_total_bps</text:span> = <text:span text:style-name="Source_20_Text">N_calls * BW_per_call_bps</text:span> (network bandwidth through broker)</text:p>
        </text:list-item>
      </text:list>
      <text:p text:style-name="Horizontal_20_Line"/>
      <text:h text:style-name="Heading_20_2" text:outline-level="2">2. Formulas (summary)</text:h>
      <text:list xml:id="list1983628780" text:style-name="L4">
        <text:list-item>
          <text:p text:style-name="P6"><text:span text:style-name="Source_20_Text">P_payload_bytes = R / 8 / F</text:span></text:p>
        </text:list-item>
        <text:list-item>
          <text:p text:style-name="P6"><text:span text:style-name="Source_20_Text">S_packet_bytes = P_payload_bytes + H_mqtt_bytes + H_rtp_udp_ip_bytes</text:span></text:p>
        </text:list-item>
        <text:list-item>
          <text:p text:style-name="P6"><text:span text:style-name="Source_20_Text">S_packet_bits = S_packet_bytes * 8</text:span></text:p>
        </text:list-item>
        <text:list-item>
          <text:p text:style-name="P6"><text:span text:style-name="Source_20_Text">BW_per_direction_bps = S_packet_bits * F</text:span></text:p>
        </text:list-item>
        <text:list-item>
          <text:p text:style-name="P6"><text:span text:style-name="Source_20_Text">BW_per_call_bps = 2 * BW_per_direction_bps</text:span></text:p>
        </text:list-item>
        <text:list-item>
          <text:p text:style-name="P6"><text:span text:style-name="Source_20_Text">Msgs_per_call_per_sec = 2 * F</text:span></text:p>
        </text:list-item>
        <text:list-item>
          <text:p text:style-name="P6">For a given <text:span text:style-name="Source_20_Text">N_calls</text:span>:</text:p>
          <text:list>
            <text:list-item>
              <text:p text:style-name="P6"><text:span text:style-name="Source_20_Text">Broker_msgs_total_per_sec = N_calls * Msgs_per_call_per_sec</text:span></text:p>
            </text:list-item>
            <text:list-item>
              <text:p text:style-name="P6"><text:span text:style-name="Source_20_Text">Broker_bw_total_bps = N_calls * BW_per_call_bps</text:span></text:p>
            </text:list-item>
          </text:list>
        </text:list-item>
        <text:list-item>
          <text:p text:style-name="P6">Limits:</text:p>
          <text:list>
            <text:list-item>
              <text:p text:style-name="P6"><text:span text:style-name="Source_20_Text">N_calls_network_limit = floor( Link_capacity_bps / BW_per_call_bps )</text:span></text:p>
            </text:list-item>
            <text:list-item>
              <text:p text:style-name="P6"><text:span text:style-name="Source_20_Text">N_calls_msgs_limit = floor( Broker_msg_capacity_msgs_per_sec / Msgs_per_call_per_sec )</text:span></text:p>
            </text:list-item>
            <text:list-item>
              <text:p text:style-name="P6"><text:span text:style-name="Source_20_Text">N_calls_max = min(N_calls_network_limit, N_calls_msgs_limit)</text:span></text:p>
            </text:list-item>
          </text:list>
        </text:list-item>
      </text:list>
      <text:p text:style-name="Horizontal_20_Line"/>
      <text:h text:style-name="Heading_20_2" text:outline-level="2">3. Default header assumptions (can be tuned)</text:h>
      <text:list xml:id="list627388137" text:style-name="L5">
        <text:list-item>
          <text:p text:style-name="P7"><text:span text:style-name="Source_20_Text">H_mqtt_bytes = 20</text:span> bytes — <text:span text:style-name="Strong_20_Emphasis">topic and MQTT encoding</text:span>. If your topic name is long, increase this.</text:p>
        </text:list-item>
        <text:list-item>
          <text:p text:style-name="P7"><text:span text:style-name="Source_20_Text">H_rtp_udp_ip_bytes = 40</text:span> bytes (RTP 12 + UDP 8 + IPv4 20).</text:p>
        </text:list-item>
        <text:list-item>
          <text:p text:style-name="P7"><text:soft-page-break/>Frame duration = 20 ms → <text:span text:style-name="Source_20_Text">F = 50</text:span> fps.</text:p>
        </text:list-item>
      </text:list>
      <text:p text:style-name="Horizontal_20_Line"/>
      <text:h text:style-name="Heading_20_2" text:outline-level="2">4. Worked examples (replace numbers as needed)</text:h>
      <text:p text:style-name="Text_20_body">We'll compute for these codec bitrates: <text:span text:style-name="Strong_20_Emphasis">12 kbps, 20 kbps, 32 kbps, 64 kbps</text:span>. Use <text:span text:style-name="Source_20_Text">H_mqtt_bytes = 20</text:span>, <text:span text:style-name="Source_20_Text">H_rtp_udp_ip_bytes = 40</text:span>, <text:span text:style-name="Source_20_Text">F = 50</text:span>.</text:p>
      <text:h text:style-name="Heading_20_3" text:outline-level="3">Step-by-step numeric method (example for R = 20 kbps)</text:h>
      <text:list xml:id="list2824001277" text:style-name="L6">
        <text:list-item>
          <text:p text:style-name="P8"><text:span text:style-name="Source_20_Text">R = 20,000 bps</text:span></text:p>
        </text:list-item>
        <text:list-item>
          <text:p text:style-name="P8"><text:span text:style-name="Source_20_Text">P_payload_bytes = 20000 / 8 / 50 = 20000 / 400 = 50 bytes</text:span></text:p>
        </text:list-item>
        <text:list-item>
          <text:p text:style-name="P8"><text:span text:style-name="Source_20_Text">S_packet_bytes = 50 + 20 + 40 = 110 bytes</text:span></text:p>
        </text:list-item>
        <text:list-item>
          <text:p text:style-name="P8"><text:span text:style-name="Source_20_Text">S_packet_bits = 110 * 8 = 880 bits</text:span></text:p>
        </text:list-item>
        <text:list-item>
          <text:p text:style-name="P8"><text:span text:style-name="Source_20_Text">BW_per_direction_bps = 880 * 50 = 44,000 bps = 44 kbps</text:span></text:p>
        </text:list-item>
        <text:list-item>
          <text:p text:style-name="P8"><text:span text:style-name="Source_20_Text">BW_per_call_bps = 2 * 44,000 = 88,000 bps = 88 kbps</text:span></text:p>
        </text:list-item>
        <text:list-item>
          <text:p text:style-name="P8"><text:span text:style-name="Source_20_Text">Msgs_per_call_per_sec = 2 * 50 = 100 msgs/s</text:span> (broker needed to process 100 messages per call per second)</text:p>
        </text:list-item>
      </text:list>
      <text:p text:style-name="Text_20_body">So for 20 kbps Opus with 20 ms frames, each full-duplex call uses <text:span text:style-name="Strong_20_Emphasis">~88 kbps</text:span> and <text:span text:style-name="Strong_20_Emphasis">100 msgs/s</text:span> (broker msg load).</text:p>
      <text:p text:style-name="Horizontal_20_Line"/>
      <text:h text:style-name="Heading_20_3" text:outline-level="3">Table of results (H_mqtt=20, H_rtp_udp_ip=40, F=50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3">Codec bitrate (kbps)</text:p>
            </table:table-cell>
            <table:table-cell table:style-name="Table1.A1" office:value-type="string">
              <text:p text:style-name="P3">Payload bytes/frame</text:p>
            </table:table-cell>
            <table:table-cell table:style-name="Table1.A1" office:value-type="string">
              <text:p text:style-name="P3">Packet bytes</text:p>
            </table:table-cell>
            <table:table-cell table:style-name="Table1.A1" office:value-type="string">
              <text:p text:style-name="P3">Bits/packet</text:p>
            </table:table-cell>
            <table:table-cell table:style-name="Table1.A1" office:value-type="string">
              <text:p text:style-name="P3">BW per direction (kbps)</text:p>
            </table:table-cell>
            <table:table-cell table:style-name="Table1.A1" office:value-type="string">
              <text:p text:style-name="P3">BW per call (kbps)</text:p>
            </table:table-cell>
            <table:table-cell table:style-name="Table1.A1" office:value-type="string">
              <text:p text:style-name="P3">Msgs per call (msgs/s)</text:p>
            </table:table-cell>
          </table:table-row>
        </table:table-header-rows>
        <table:table-row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30+20+40=90</text:p>
          </table:table-cell>
          <table:table-cell table:style-name="Table1.A1" office:value-type="string">
            <text:p text:style-name="P2">720</text:p>
          </table:table-cell>
          <table:table-cell table:style-name="Table1.A1" office:value-type="string">
            <text:p text:style-name="P2">720*50=36,000 → 36 kbps</text:p>
          </table:table-cell>
          <table:table-cell table:style-name="Table1.A1" office:value-type="string">
            <text:p text:style-name="P2">72 kbps</text:p>
          </table:table-cell>
          <table:table-cell table:style-name="Table1.A1" office:value-type="string">
            <text:p text:style-name="P2">100</text:p>
          </table:table-cell>
        </table:table-row>
        <table:table-row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2">110</text:p>
          </table:table-cell>
          <table:table-cell table:style-name="Table1.A1" office:value-type="string">
            <text:p text:style-name="P2">880</text:p>
          </table:table-cell>
          <table:table-cell table:style-name="Table1.A1" office:value-type="string">
            <text:p text:style-name="P2">44 kbps</text:p>
          </table:table-cell>
          <table:table-cell table:style-name="Table1.A1" office:value-type="string">
            <text:p text:style-name="P2">88 kbps</text:p>
          </table:table-cell>
          <table:table-cell table:style-name="Table1.A1" office:value-type="string">
            <text:p text:style-name="P2">100</text:p>
          </table:table-cell>
        </table:table-row>
        <table:table-row>
          <table:table-cell table:style-name="Table1.A1" office:value-type="string">
            <text:p text:style-name="P2">32</text:p>
          </table:table-cell>
          <table:table-cell table:style-name="Table1.A1" office:value-type="string">
            <text:p text:style-name="P2">80</text:p>
          </table:table-cell>
          <table:table-cell table:style-name="Table1.A1" office:value-type="string">
            <text:p text:style-name="P2">140</text:p>
          </table:table-cell>
          <table:table-cell table:style-name="Table1.A1" office:value-type="string">
            <text:p text:style-name="P2">1,120</text:p>
          </table:table-cell>
          <table:table-cell table:style-name="Table1.A1" office:value-type="string">
            <text:p text:style-name="P2">56 kbps</text:p>
          </table:table-cell>
          <table:table-cell table:style-name="Table1.A1" office:value-type="string">
            <text:p text:style-name="P2">112 kbps</text:p>
          </table:table-cell>
          <table:table-cell table:style-name="Table1.A1" office:value-type="string">
            <text:p text:style-name="P2">100</text:p>
          </table:table-cell>
        </table:table-row>
        <table:table-row>
          <table:table-cell table:style-name="Table1.A1" office:value-type="string">
            <text:p text:style-name="P2">64</text:p>
          </table:table-cell>
          <table:table-cell table:style-name="Table1.A1" office:value-type="string">
            <text:p text:style-name="P2">160</text:p>
          </table:table-cell>
          <table:table-cell table:style-name="Table1.A1" office:value-type="string">
            <text:p text:style-name="P2">220</text:p>
          </table:table-cell>
          <table:table-cell table:style-name="Table1.A1" office:value-type="string">
            <text:p text:style-name="P2">1,760</text:p>
          </table:table-cell>
          <table:table-cell table:style-name="Table1.A1" office:value-type="string">
            <text:p text:style-name="P2">88 kbps</text:p>
          </table:table-cell>
          <table:table-cell table:style-name="Table1.A1" office:value-type="string">
            <text:p text:style-name="P2">176 kbps</text:p>
          </table:table-cell>
          <table:table-cell table:style-name="Table1.A1" office:value-type="string">
            <text:p text:style-name="P2">100</text:p>
          </table:table-cell>
        </table:table-row>
      </table:table>
      <text:p text:style-name="Quotations">Note: Msgs per call stays at 100 msgs/s for 20 ms frames (50 fps × 2 directions).</text:p>
      <text:p text:style-name="Horizontal_20_Line"/>
      <text:h text:style-name="Heading_20_2" text:outline-level="2">5. Broker capacity examples</text:h>
      <text:p text:style-name="Text_20_body">Assume:</text:p>
      <text:list xml:id="list2686256190" text:style-name="L7">
        <text:list-item>
          <text:p text:style-name="P9"><text:span text:style-name="Strong_20_Emphasis">Link capacity</text:span> = 1 Gbps (1,000,000 kbps) OR 100 Mbps (100,000 kbps)</text:p>
        </text:list-item>
        <text:list-item>
          <text:p text:style-name="P9"><text:span text:style-name="Strong_20_Emphasis">Broker message capacity</text:span> = 400,000 msgs/s (conservative).<text:line-break/>Compute both limits and take the minimum.</text:p>
        </text:list-item>
      </text:list>
      <text:h text:style-name="Heading_20_3" text:outline-level="3"><text:soft-page-break/>Example A — R = 20 kbps, per-call BW = 88 kbps, msgs per call = 100 msgs/s</text:h>
      <text:list xml:id="list398223045" text:style-name="L8">
        <text:list-item>
          <text:p text:style-name="P10"><text:span text:style-name="Source_20_Text">N_calls_network_limit = floor(1,000,000 kbps / 88 kbps) ≈ 11,363 calls</text:span></text:p>
        </text:list-item>
        <text:list-item>
          <text:p text:style-name="P10"><text:span text:style-name="Source_20_Text">N_calls_msgs_limit = floor(400,000 msgs/s / 100 msgs/s) = 4,000 calls</text:span></text:p>
        </text:list-item>
        <text:list-item>
          <text:p text:style-name="P10"><text:span text:style-name="Strong_20_Emphasis">N_calls_max = min(11,363, 4,000) = 4,000 calls</text:span></text:p>
        </text:list-item>
      </text:list>
      <text:p text:style-name="Text_20_body">So on 1 Gbps network and a broker limited to 400k msgs/s, <text:span text:style-name="Strong_20_Emphasis">broker msg throughput is the bottleneck</text:span> =&gt; ~4,000 concurrent 20 kbps calls.</text:p>
      <text:p text:style-name="Text_20_body">If link is 100 Mbps:</text:p>
      <text:list xml:id="list1630731833" text:style-name="L9">
        <text:list-item>
          <text:p text:style-name="P11"><text:span text:style-name="Source_20_Text">N_calls_network_limit = floor(100,000 / 88) ≈ 1,136 calls</text:span></text:p>
        </text:list-item>
        <text:list-item>
          <text:p text:style-name="P11"><text:span text:style-name="Source_20_Text">N_calls_max = min(1,136, 4,000) = 1,136 calls</text:span> → network is the bottleneck.</text:p>
        </text:list-item>
      </text:list>
      <text:h text:style-name="Heading_20_3" text:outline-level="3">Example B — R = 32 kbps (per-call BW = 112 kbps)</text:h>
      <text:list xml:id="list1945451193" text:style-name="L10">
        <text:list-item>
          <text:p text:style-name="P12">1 Gbps network: <text:span text:style-name="Source_20_Text">floor(1,000,000/112) ≈ 8,928</text:span>; msg limit still 4,000 → <text:span text:style-name="Strong_20_Emphasis">4,000 calls</text:span> (broker-limited).</text:p>
        </text:list-item>
        <text:list-item>
          <text:p text:style-name="P12">100 Mbps network: <text:span text:style-name="Source_20_Text">floor(100,000/112) ≈ 892</text:span> → <text:span text:style-name="Strong_20_Emphasis">892 calls</text:span> (network-limited).</text:p>
        </text:list-item>
      </text:list>
      <text:h text:style-name="Heading_20_3" text:outline-level="3">Example C — R = 64 kbps (per-call BW = 176 kbps)</text:h>
      <text:list xml:id="list2549914884" text:style-name="L11">
        <text:list-item>
          <text:p text:style-name="P13">1 Gbps: <text:span text:style-name="Source_20_Text">~5681</text:span> vs msg limit 4,000 → <text:span text:style-name="Strong_20_Emphasis">4,000 calls</text:span> (broker-limited).</text:p>
        </text:list-item>
        <text:list-item>
          <text:p text:style-name="P13">100 Mbps: <text:span text:style-name="Source_20_Text">~568</text:span> → <text:span text:style-name="Strong_20_Emphasis">568 calls</text:span>.</text:p>
        </text:list-item>
      </text:list>
      <text:p text:style-name="Horizontal_20_Line"/>
      <text:h text:style-name="Heading_20_2" text:outline-level="2">6. More reliable calculation: include CPU/IO limits</text:h>
      <text:p text:style-name="Text_20_body">Broker message capacity (400k msgs/s) is an estimate. Real capacity depends on:</text:p>
      <text:list xml:id="list2062781627" text:style-name="L12">
        <text:list-item>
          <text:p text:style-name="P14">CPU cores and single-core speed (EMQX uses multi-core).</text:p>
        </text:list-item>
        <text:list-item>
          <text:p text:style-name="P14">Whether messages use TLS (costly) — TLS will reduce msgs/s. If TLS is used, reduce <text:span text:style-name="Source_20_Text">Broker_msg_capacity</text:span> by ~30–60% depending on CPU. Example: TLS enabled → set <text:span text:style-name="Source_20_Text">Broker_msg_capacity = 160k msgs/s</text:span> as conservative.</text:p>
        </text:list-item>
        <text:list-item>
          <text:p text:style-name="P14">Disk persistence (writing messages to disk) further reduces throughput.</text:p>
        </text:list-item>
      </text:list>
      <text:p text:style-name="Text_20_body">So recalc with TLS: for 20 kbps example, if <text:span text:style-name="Source_20_Text">Broker_msg_capacity = 160,000 msgs/s</text:span>:</text:p>
      <text:list xml:id="list1350378003" text:style-name="L13">
        <text:list-item>
          <text:p text:style-name="P15"><text:span text:style-name="Source_20_Text">N_calls_msgs_limit = floor(160000 / 100) = 1,600 calls</text:span></text:p>
        </text:list-item>
        <text:list-item>
          <text:p text:style-name="P15">On 1 Gbps net, <text:span text:style-name="Source_20_Text">N_calls_max = min(11,363, 1,600) = 1,600 calls</text:span></text:p>
        </text:list-item>
      </text:list>
      <text:p text:style-name="Horizontal_20_Line"/>
      <text:h text:style-name="Heading_20_2" text:outline-level="2"><text:soft-page-break/>7. Group calls and multicast considerations</text:h>
      <text:list xml:id="list1333985778" text:style-name="L14">
        <text:list-item>
          <text:p text:style-name="P16">For group calls (1 publisher → M subscribers), broker forwards each incoming frame to <text:span text:style-name="Strong_20_Emphasis">M subscribers</text:span>, so broker handles <text:span text:style-name="Source_20_Text">Msgs_per_stream_in * (1 + M)</text:span> messages per frame. This drastically lowers capacity. Example: 1→9 (10 participants total): per frame broker does 1 in + 9 out → 10 forwards → message load ×10. Always account for number of recipients.</text:p>
        </text:list-item>
      </text:list>
      <text:p text:style-name="Horizontal_20_Line"/>
      <text:h text:style-name="Heading_20_2" text:outline-level="2">8. Practical checklist to compute for <text:span text:style-name="Emphasis">your</text:span> setup</text:h>
      <text:list xml:id="list1721594501" text:style-name="L15">
        <text:list-item>
          <text:p text:style-name="P17">Choose codec bitrate <text:span text:style-name="Source_20_Text">R</text:span> (e.g., 20 kbps).</text:p>
        </text:list-item>
        <text:list-item>
          <text:p text:style-name="P17">Choose frame duration (20 ms → <text:span text:style-name="Source_20_Text">F=50</text:span>).</text:p>
        </text:list-item>
        <text:list-item>
          <text:p text:style-name="P17">Measure/choose <text:span text:style-name="Source_20_Text">H_mqtt_bytes</text:span> (topic length + MQTT fixed overhead). Start with 20 bytes.</text:p>
        </text:list-item>
        <text:list-item>
          <text:p text:style-name="P17">Use formulas above to compute <text:span text:style-name="Source_20_Text">BW_per_call_bps</text:span> and <text:span text:style-name="Source_20_Text">Msgs_per_call_per_sec</text:span>.</text:p>
        </text:list-item>
        <text:list-item>
          <text:p text:style-name="P17">Choose <text:span text:style-name="Source_20_Text">Link_capacity_bps</text:span> (e.g., 1 Gbps) and choose <text:span text:style-name="Source_20_Text">Broker_msg_capacity_msgs_per_sec</text:span> (measure or use conservative 400k msgs/s, reduce for TLS/persistence).</text:p>
        </text:list-item>
        <text:list-item>
          <text:p text:style-name="P17">Compute <text:span text:style-name="Source_20_Text">N_calls_max = min( floor(Link_capacity / BW_per_call), floor(Broker_msg_capacity / Msgs_per_call) )</text:span>.</text:p>
        </text:list-item>
        <text:list-item>
          <text:p text:style-name="P17">For group calls, multiply Msgs per call by number of recipients when computing broker message load.</text:p>
        </text:list-item>
      </text:list>
      <text:p text:style-name="Horizontal_20_Line"/>
      <text:h text:style-name="Heading_20_2" text:outline-level="2">9. Example: Complete calculation for your report (copy-ready)</text:h>
      <text:p text:style-name="Text_20_body"><text:span text:style-name="Strong_20_Emphasis">Scenario:</text:span> Opus 20 kbps, 20 ms frames, MQTT overhead 20 bytes, RTP/UDP/IP = 40 bytes, Link = 1 Gbps, Broker capacity (no TLS) = 400k msgs/s.</text:p>
      <text:list xml:id="list3349479793" text:style-name="L16">
        <text:list-item>
          <text:p text:style-name="P18">Payload bytes/frame = <text:span text:style-name="Source_20_Text">20000 / 8 / 50 = 50 bytes</text:span></text:p>
        </text:list-item>
        <text:list-item>
          <text:p text:style-name="P18">Packet bytes = <text:span text:style-name="Source_20_Text">50 + 20 + 40 = 110 bytes</text:span></text:p>
        </text:list-item>
        <text:list-item>
          <text:p text:style-name="P18">Bits/packet = <text:span text:style-name="Source_20_Text">110 * 8 = 880 bits</text:span></text:p>
        </text:list-item>
        <text:list-item>
          <text:p text:style-name="P18">BW per direction = <text:span text:style-name="Source_20_Text">880 * 50 = 44,000 bps = 44 kbps</text:span></text:p>
        </text:list-item>
        <text:list-item>
          <text:p text:style-name="P18">BW per call (full duplex) = <text:span text:style-name="Source_20_Text">88 kbps</text:span></text:p>
        </text:list-item>
        <text:list-item>
          <text:p text:style-name="P18">Msgs per call = <text:span text:style-name="Source_20_Text">2 * 50 = 100 msgs/s</text:span></text:p>
        </text:list-item>
        <text:list-item>
          <text:p text:style-name="P18">Network limit = <text:span text:style-name="Source_20_Text">1,000,000 kbps / 88 kbps = 11,363 calls</text:span></text:p>
        </text:list-item>
        <text:list-item>
          <text:p text:style-name="P18">Broker limit = <text:span text:style-name="Source_20_Text">400,000 msgs/s / 100 msgs/s = 4,000 calls</text:span></text:p>
        </text:list-item>
        <text:list-item>
          <text:p text:style-name="P18"><text:span text:style-name="Strong_20_Emphasis">Max concurrent calls = min(11,363, 4,000) = 4,000 calls</text:span></text:p>
        </text:list-item>
      </text:list>
      <text:p text:style-name="Text_20_body"><text:soft-page-break/><text:span text:style-name="Strong_20_Emphasis">If TLS used and reduces broker capacity to 160k msgs/s:</text:span><text:line-break/>Broker limit = <text:span text:style-name="Source_20_Text">160,000 / 100 = 1,600 calls</text:span> → <text:span text:style-name="Strong_20_Emphasis">Max = 1,600 calls</text:span>.</text:p>
      <text:p text:style-name="Horizontal_20_Line"/>
      <text:h text:style-name="Heading_20_2" text:outline-level="2">10. Recommendations &amp; practical tuning</text:h>
      <text:list xml:id="list1505851098" text:style-name="L17">
        <text:list-item>
          <text:p text:style-name="P19">Use <text:span text:style-name="Strong_20_Emphasis">QoS 0</text:span> for audio to minimize overhead and latency.</text:p>
        </text:list-item>
        <text:list-item>
          <text:p text:style-name="P19">Minimize topic length to reduce MQTT overhead. Use short topics for audio streams (e.g., <text:span text:style-name="Source_20_Text">/a/ID/audio</text:span>).</text:p>
        </text:list-item>
        <text:list-item>
          <text:p text:style-name="P19">Prefer <text:span text:style-name="Strong_20_Emphasis">local/edge brokers</text:span> for low latency and to reduce cross-region bandwidth.</text:p>
        </text:list-item>
        <text:list-item>
          <text:p text:style-name="P19">For large deployments, use <text:span text:style-name="Strong_20_Emphasis">EMQX clustering</text:span> to increase both network throughput and messages/s capacity. Each new broker node roughly increases message capacity linearly.</text:p>
        </text:list-item>
        <text:list-item>
          <text:p text:style-name="P19">Monitor real system metrics (<text:span text:style-name="Source_20_Text">emqx ctl metrics</text:span>, CPU, net) and run stress tests (<text:span text:style-name="Source_20_Text">mqtt-stresser</text:span>) to derive real <text:span text:style-name="Source_20_Text">Broker_msg_capacity</text:span> for your hardware.</text:p>
        </text:list-item>
        <text:list-item>
          <text:p text:style-name="P19">For group calls, consider selective forwarding (SFU) or mixing strategies to reduce broker load (e.g., mix on server to lower per-client bandwidth).</text:p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08:27:00.815552849</meta:creation-date>
    <dc:date>2025-11-12T08:28:56.890930163</dc:date>
    <meta:editing-duration>PT1M56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6" meta:paragraph-count="143" meta:word-count="1423" meta:character-count="8257" meta:non-whitespace-character-count="7053"/>
  </office:meta>
</office:document-meta>
</file>